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1" svg:font-family="Tahoma"/>
    <style:font-face style:name="Courier New" svg:font-family="'Courier New'" style:font-family-generic="modern"/>
    <style:font-face style:name="MS Mincho" svg:font-family="'MS Mincho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212cm" style:contextual-spacing="false" fo:text-align="start" style:justify-single-word="false">
        <style:tab-stops>
          <style:tab-stop style:position="17.503cm" style:type="right"/>
        </style:tab-stops>
      </style:paragraph-properties>
      <style:text-properties fo:language="es" fo:country="ES"/>
    </style:style>
    <style:style style:name="P2" style:family="paragraph" style:parent-style-name="Footer">
      <style:paragraph-properties fo:margin-top="0cm" fo:margin-bottom="0.212cm" style:contextual-spacing="false" fo:text-align="start" style:justify-single-word="false">
        <style:tab-stops>
          <style:tab-stop style:position="17.503cm" style:type="right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15.002cm"/>
        </style:tab-stops>
      </style:paragraph-properties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fo:font-size="15pt" style:text-underline-style="solid" style:text-underline-width="auto" style:text-underline-color="font-color" style:font-size-asian="15pt" style:font-size-complex="15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15.002cm"/>
        </style:tab-stops>
      </style:paragraph-properties>
      <style:text-properties fo:font-size="8pt" fo:language="es" fo:country="ES" fo:font-weight="bold" style:font-size-asian="8pt" style:font-weight-asian="bold" style:font-size-complex="8pt"/>
    </style:style>
    <style:style style:name="P7" style:family="paragraph" style:parent-style-name="Standard">
      <style:paragraph-properties>
        <style:tab-stops>
          <style:tab-stop style:position="0.501cm"/>
        </style:tab-stops>
      </style:paragraph-properties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>
      <style:paragraph-properties fo:line-height="100%">
        <style:tab-stops>
          <style:tab-stop style:position="0.501cm"/>
        </style:tab-stops>
      </style:paragraph-properties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paragraph-properties fo:line-height="100%"/>
      <style:text-properties fo:font-size="9pt" style:font-size-asian="9pt" style:font-size-complex="9pt"/>
    </style:style>
    <style:style style:name="P12" style:family="paragraph" style:parent-style-name="Standard">
      <style:paragraph-properties fo:line-height="120%"/>
      <style:text-properties fo:font-size="9pt" style:font-size-asian="9pt" style:font-size-complex="9pt"/>
    </style:style>
    <style:style style:name="P13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auto"/>
      <style:text-properties fo:language="es" fo:country="ES" fo:font-weight="bold" style:font-weight-asian="bold"/>
    </style:style>
    <style:style style:name="P14" style:family="paragraph" style:parent-style-name="Standard" style:list-style-name="L1">
      <style:text-properties fo:font-size="9pt" style:font-size-asian="9pt" style:font-size-complex="9pt"/>
    </style:style>
    <style:style style:name="P15" style:family="paragraph" style:parent-style-name="Standard" style:list-style-name="L2">
      <style:text-properties fo:font-size="9pt" style:font-size-asian="9pt" style:font-size-complex="9pt"/>
    </style:style>
    <style:style style:name="P16" style:family="paragraph" style:parent-style-name="Standard" style:list-style-name="L2">
      <style:paragraph-properties fo:line-height="100%"/>
      <style:text-properties fo:font-size="9pt" style:font-size-asian="9pt" style:font-size-complex="9pt"/>
    </style:style>
    <style:style style:name="P17" style:family="paragraph" style:parent-style-name="Standard" style:list-style-name="L3">
      <style:paragraph-properties fo:line-height="120%"/>
      <style:text-properties fo:font-size="9pt" style:font-size-asian="9pt" style:font-size-complex="9pt"/>
    </style:style>
    <style:style style:name="P18" style:family="paragraph" style:parent-style-name="Standard" style:list-style-name="WW8Num2">
      <style:paragraph-properties fo:margin-left="0.549cm" fo:margin-right="0cm" fo:margin-top="0cm" fo:margin-bottom="0cm" style:contextual-spacing="false" fo:line-height="100%" fo:text-indent="-0.265cm" style:auto-text-indent="false">
        <style:tab-stops>
          <style:tab-stop style:position="0.529cm"/>
        </style:tab-stops>
      </style:paragraph-properties>
    </style:style>
    <style:style style:name="P19" style:family="paragraph" style:parent-style-name="Standard" style:list-style-name="WW8Num2">
      <style:paragraph-properties fo:margin-left="0.549cm" fo:margin-right="0cm" fo:margin-top="0cm" fo:margin-bottom="0cm" style:contextual-spacing="false" fo:line-height="100%" fo:text-indent="-0.265cm" style:auto-text-indent="false">
        <style:tab-stops>
          <style:tab-stop style:position="0.529cm"/>
        </style:tab-stops>
      </style:paragraph-properties>
      <style:text-properties fo:font-size="8pt" style:font-size-asian="8pt" style:font-size-complex="8pt"/>
    </style:style>
    <style:style style:name="P20" style:family="paragraph" style:parent-style-name="Standard">
      <style:paragraph-properties fo:margin-top="0cm" fo:margin-bottom="0.212cm" style:contextual-spacing="false"/>
      <style:text-properties fo:font-size="9pt" style:font-size-asian="9pt" style:font-size-complex="9pt"/>
    </style:style>
    <style:style style:name="T1" style:family="text">
      <style:text-properties fo:language="es" fo:country="ES"/>
    </style:style>
    <style:style style:name="T2" style:family="text">
      <style:text-properties fo:language="es" fo:country="ES" style:font-name-asian="Arial" style:font-name-complex="Arial"/>
    </style:style>
    <style:style style:name="T3" style:family="text">
      <style:text-properties fo:language="es" fo:country="ES" fo:font-weight="bold" style:font-weight-asian="bold"/>
    </style:style>
    <style:style style:name="T4" style:family="text">
      <style:text-properties fo:language="es" fo:country="ES" fo:font-weight="bold" style:font-name-asian="Arial" style:font-weight-asian="bold" style:font-name-complex="Ari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Arial" style:font-weight-asian="bold" style:font-name-complex="Arial"/>
    </style:style>
    <style:style style:name="T8" style:family="text">
      <style:text-properties fo:font-weight="bold" style:font-name-asian="Arial" style:font-weight-asian="bold" style:font-name-complex="Arial" style:font-weight-complex="bold"/>
    </style:style>
    <style:style style:name="T9" style:family="text">
      <style:text-properties style:font-name-asian="Arial" style:font-name-complex="Arial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fo:language="es" fo:country="ES" fo:font-weight="bold" style:font-size-asian="8pt" style:font-weight-asian="bold" style:font-size-complex="8pt"/>
    </style:style>
    <style:style style:name="T12" style:family="text">
      <style:text-properties fo:font-size="8pt" fo:language="es" fo:country="ES" fo:font-weight="bold" style:font-name-asian="Arial" style:font-size-asian="8pt" style:font-weight-asian="bold" style:font-name-complex="Arial" style:font-size-complex="8pt"/>
    </style:style>
    <style:style style:name="T13" style:family="text">
      <style:text-properties fo:font-size="8pt" style:font-name-asian="Arial" style:font-size-asian="8pt" style:font-name-complex="Arial" style:font-size-complex="8pt"/>
    </style:style>
    <style:style style:name="T14" style:family="text">
      <style:text-properties style:text-underline-style="solid" style:text-underline-width="auto" style:text-underline-color="font-color" fo:font-weight="bold" style:font-weight-asian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5"><text:span text:style-name="T3">BASES</text:span><text:span text:style-name="T4"> </text:span><text:span text:style-name="T3">DE</text:span><text:span text:style-name="T4"> </text:span><text:span text:style-name="T3">DATOS</text:span></text:p>
      <text:p text:style-name="P3"><text:span text:style-name="T3">1ª Evaluación Curso</text:span><text:span text:style-name="T4"> </text:span><text:span text:style-name="T3">2013-2014</text:span></text:p>
      <text:p text:style-name="P4"><text:span text:style-name="T11">Fecha:</text:span><text:span text:style-name="T12"> 23</text:span><text:span text:style-name="T11">/01/2013</text:span></text:p>
      <text:p text:style-name="P6"/>
      <text:p text:style-name="Standard"><text:span text:style-name="T5">Apellidos</text:span><text:span text:style-name="T7"> </text:span><text:span text:style-name="T5">y</text:span><text:span text:style-name="T7"> </text:span><text:span text:style-name="T5">Nombre:</text:span><text:span text:style-name="T9"> </text:span>_______________________________________________________________________</text:p>
      <text:p text:style-name="P7"><text:span text:style-name="T14">Normas</text:span>:</text:p>
      <text:p text:style-name="P9"><text:span text:style-name="T10"><text:s text:c="4"/>- E</text:span><text:span text:style-name="T13">ntregar </text:span><text:span text:style-name="T10">el</text:span><text:span text:style-name="T13"> </text:span><text:span text:style-name="T10">enunciado</text:span><text:span text:style-name="T13"> </text:span><text:span text:style-name="T10">firmado y</text:span><text:span text:style-name="T13"> </text:span><text:span text:style-name="T10">los</text:span><text:span text:style-name="T13"> </text:span><text:span text:style-name="T10">folios</text:span><text:span text:style-name="T13"> </text:span><text:span text:style-name="T10">con</text:span><text:span text:style-name="T13"> </text:span><text:span text:style-name="T10">las</text:span><text:span text:style-name="T13"> </text:span><text:span text:style-name="T10">respuestas.</text:span></text:p>
      <text:list xml:id="list3426773195735233155" text:style-name="WW8Num2">
        <text:list-item>
          <text:p text:style-name="P18"><text:span text:style-name="T10">Las</text:span><text:span text:style-name="T13"> </text:span><text:span text:style-name="T10">preguntas</text:span><text:span text:style-name="T13"> </text:span><text:span text:style-name="T10">del</text:span><text:span text:style-name="T13"> </text:span><text:span text:style-name="T10">examen</text:span><text:span text:style-name="T13"> </text:span><text:span text:style-name="T10">se</text:span><text:span text:style-name="T13"> </text:span><text:span text:style-name="T10">pueden</text:span><text:span text:style-name="T13"> </text:span><text:span text:style-name="T10">responder</text:span><text:span text:style-name="T13"> </text:span><text:span text:style-name="T10">en</text:span><text:span text:style-name="T13"> </text:span><text:span text:style-name="T10">el</text:span><text:span text:style-name="T13"> </text:span><text:span text:style-name="T10">orden</text:span><text:span text:style-name="T13"> </text:span><text:span text:style-name="T10">que</text:span><text:span text:style-name="T13"> </text:span><text:span text:style-name="T10">se</text:span><text:span text:style-name="T13"> </text:span><text:span text:style-name="T10">prefiera.</text:span></text:p>
          <text:p text:style-name="P19"/>
        </text:list-item>
      </text:list>
      <text:p text:style-name="P8"><text:span text:style-name="T14">Examen</text:span>:</text:p>
      <text:p text:style-name="P8"><text:span text:style-name="T6">01.-</text:span><text:span text:style-name="T8"> </text:span><text:span text:style-name="T6">(6</text:span><text:span text:style-name="T8"> </text:span><text:span text:style-name="T6">puntos)</text:span><text:span text:style-name="T8"> </text:span><text:span text:style-name="T6">Realizar</text:span><text:span text:style-name="T8"> </text:span><text:span text:style-name="T6">el</text:span><text:span text:style-name="T8"> </text:span><text:span text:style-name="T6">diagrama</text:span><text:span text:style-name="T8"> </text:span><text:span text:style-name="T6">E-R</text:span><text:span text:style-name="T8"> <text:s/></text:span></text:p>
      <text:p text:style-name="P10">Una compañía aseguradora de tipo sanitario desea diseñar una base de datos para informatizar parte de su gestión hospitalaria. En una primera fase sólo quiere contemplar los siguientes supuestos:</text:p>
      <text:list xml:id="list8380728072699007321" text:style-name="L1">
        <text:list-item>
          <text:list>
            <text:list-item>
              <text:p text:style-name="P14">Los hospitales de su red pueden ser propios o concertados; además de unos datos comunes como son el código de hospital(Cod_H) , su nombre (N_H), dirección (Dir_H) <text:s text:c="2"/>y <text:s/>número de camas (Num_C), cuando un hospital es propio además contará con el presupuesto (P) <text:s/>y tipo de servicio (TS).</text:p>
            </text:list-item>
          </text:list>
        </text:list-item>
      </text:list>
      <text:list xml:id="list2780092096367625737" text:style-name="L2">
        <text:list-item>
          <text:list>
            <text:list-item>
              <text:p text:style-name="P15">Una póliza se identifica por un número de póliza (Cod_P) <text:s/>y una serie de atributos que no interesa especificar y que se agruparán bajo el nombre de datos de póliza (Datos_P). Una póliza cubre a varios asegurados, los cuales se identifican por un número (Num) que se añade al código de la póliza, y tienen además un nombre (NA) y <text:s/>fecha de nacimiento (FN).</text:p>
            </text:list-item>
            <text:list-item>
              <text:p text:style-name="P15">Los <text:s/>asegurados cubiertos por una misma póliza pueden ser de dos categorías. Mientras que los asegurados de primera categoría <text:s/>pueden ser hospitalizados en cualquier hospital , los de segunda categoría sólo pueden ser hospitallizados en hospitales propios. </text:p>
            </text:list-item>
            <text:list-item>
              <text:p text:style-name="P15">Interesa saber en qué hospitales han estado o están hospitalizados los asegurados así <text:s/>como las fechas de inicio (FI) y de fin (FF) de la misma.</text:p>
            </text:list-item>
            <text:list-item>
              <text:p text:style-name="P15">Existen áreas, identificadas por un código (Cod_A) <text:s/>y éstas cuentan con datos sobre su superficie (S) y <text:s/>número de habitantes (Num_H). Los hospitales concertados tienen que estar asignados a una única área mientras que los propios no están asignados a áreas.</text:p>
            </text:list-item>
            <text:list-item>
              <text:p text:style-name="P16">Los médicos se identifican por un código (Cod_M), un nombre (N_M) y teléfono de contacto (Tel). Interesa conocer las áreas a las que está abscrito un médico y de cada área cuál es el médico jefe.</text:p>
            </text:list-item>
          </text:list>
        </text:list-item>
      </text:list>
      <text:p text:style-name="P11"/>
      <text:p text:style-name="P11"><text:span text:style-name="T6">02.-</text:span><text:span text:style-name="T8"> </text:span><text:span text:style-name="T6">(2</text:span><text:span text:style-name="T8"> </text:span><text:span text:style-name="T6">puntos)</text:span><text:span text:style-name="T8"> Ejercicio de Normalización</text:span></text:p>
      <text:p text:style-name="P12">Dada la siguiente relación que contiene información relativa a los préstamos que realizan las editoriales a los profesores de los colegios de primaria para su evaluación en las asignaturas que imparten.</text:p>
      <text:p text:style-name="P12"><text:s text:c="4"/>R( cod_colegio, nombre_colegio, Dni_prof, Nombre_prof, <text:s/>Aula_prof, <text:s/>Cod_libro, Editorial, Autor, Fecha_pres, </text:p>
      <text:p text:style-name="P12"><text:s text:c="9"/>cod_asig )</text:p>
      <text:p text:style-name="P12">Tener en cuenta las siguientes premisas:</text:p>
      <text:list xml:id="list6258686002691199885" text:style-name="L3">
        <text:list-item>
          <text:list>
            <text:list-item>
              <text:p text:style-name="P17">Un profesor pertenece a un colegio e imparte una única asignatura.</text:p>
            </text:list-item>
            <text:list-item>
              <text:p text:style-name="P17">Un profesor en un momento dado puede tener en préstamo varios ejemplares del mismo libro.</text:p>
              <text:p text:style-name="P17"/>
            </text:list-item>
          </text:list>
        </text:list-item>
      </text:list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1" svg:font-family="Tahoma"/>
    <style:font-face style:name="Courier New" svg:font-family="'Courier New'" style:font-family-generic="modern"/>
    <style:font-face style:name="MS Mincho" svg:font-family="'MS Mincho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line-height="120%" fo:text-align="justify" style:justify-single-word="false" fo:orphans="2" fo:widows="2" fo:hyphenation-ladder-count="no-limit" style:text-autospace="none" style:punctuation-wrap="simple" style:vertical-align="baseline" style:writing-mode="lr-tb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212cm" style:contextual-spacing="false" fo:keep-with-next="always">
        <style:tab-stops>
          <style:tab-stop style:position="0.75cm"/>
        </style:tab-stops>
      </style:paragraph-properties>
      <style:text-properties fo:font-size="12pt" fo:language="es" fo:country="ES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1pt"/>
    </style:style>
    <style:style style:name="Código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ourier New" fo:font-family="'Courier New'" style:font-family-generic="modern" fo:font-size="8pt" fo:language="en" fo:country="GB" style:font-size-asian="8pt" style:font-name-complex="Courier New" style:font-family-complex="'Courier New'" style:font-family-generic-complex="modern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font-style="italic" style:font-size-asian="8pt" style:font-style-asian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8pt" style:font-size-asian="8pt"/>
    </style:style>
    <style:style style:name="Drawing" style:family="paragraph" style:parent-style-name="Código" style:class="extra">
      <style:paragraph-properties fo:margin-top="0cm" fo:margin-bottom="0cm" style:contextual-spacing="false" fo:line-height="100%" fo:text-align="center" style:justify-single-word="false"/>
      <style:text-properties style:font-name="Arial" fo:font-family="Arial" style:font-family-generic="swiss" style:font-pitch="variable" fo:font-size="7pt" fo:language="es" fo:country="ES" style:font-size-asian="7pt" style:font-name-complex="Arial" style:font-family-complex="Arial" style:font-family-generic-complex="swiss" style:font-pitch-complex="variable" style:font-size-complex="7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Código_20_Car" style:display-name="Código Car" style:family="text" style:parent-style-name="Fuente_20_de_20_párrafo_20_predeter.">
      <style:text-properties style:font-name="Courier New" fo:font-family="'Courier New'" style:font-family-generic="modern" fo:font-size="8pt" fo:language="en" fo:country="GB" style:font-size-asian="8pt" style:font-name-complex="Courier New" style:font-family-complex="'Courier New'" style:font-family-generic-complex="modern" style:language-complex="ar" style:country-complex="SA"/>
    </style:style>
    <style:style style:name="Dibujo_20_Car" style:display-name="Dibujo Car" style:family="text" style:parent-style-name="Código_20_Car">
      <style:text-properties style:font-name="Arial" fo:font-family="Arial" style:font-family-generic="swiss" style:font-pitch="variable" fo:font-size="7pt" fo:language="es" fo:country="ES" style:font-size-asian="7pt" style:font-name-complex="Arial" style:font-family-complex="Arial" style:font-family-generic-complex="swiss" style:font-pitch-complex="variable" style:font-size-complex="7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212cm" style:contextual-spacing="false" fo:text-align="start" style:justify-single-word="false">
        <style:tab-stops>
          <style:tab-stop style:position="17.503cm" style:type="right"/>
        </style:tab-stops>
      </style:paragraph-properties>
      <style:text-properties fo:language="es" fo:country="ES"/>
    </style:style>
    <style:style style:name="MP2" style:family="paragraph" style:parent-style-name="Footer">
      <style:paragraph-properties fo:margin-top="0cm" fo:margin-bottom="0.212cm" style:contextual-spacing="false" fo:text-align="start" style:justify-single-word="false">
        <style:tab-stops>
          <style:tab-stop style:position="17.503cm" style:type="right"/>
        </style:tab-stops>
      </style:paragraph-properties>
    </style:style>
    <style:style style:name="MT1" style:family="text">
      <style:text-properties fo:language="es" fo:country="ES"/>
    </style:style>
    <style:style style:name="MT2" style:family="text">
      <style:text-properties fo:language="es" fo:country="ES" style:font-name-asian="Arial" style:font-name-complex="Arial"/>
    </style:style>
    <style:page-layout style:name="Mpm1">
      <style:page-layout-properties fo:page-width="21.59cm" fo:page-height="27.94cm" style:num-format="1" style:print-orientation="portrait" fo:margin-top="0.751cm" fo:margin-bottom="0.841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42cm" fo:margin-left="0cm" fo:margin-right="0cm" fo:margin-bottom="0.843cm" style:dynamic-spacing="true"/>
      </style:header-style>
      <style:footer-style>
        <style:header-footer-properties fo:min-height="1.66cm" fo:margin-left="0cm" fo:margin-right="0cm" fo:margin-top="1.56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693cm" fo:margin-bottom="2.501cm" fo:margin-left="2cm" fo:margin-right="2cm" fo:background-color="#ffffff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Ana María Gutiérrez Lozano/Eva</text:span><text:span text:style-name="MT2"> </text:span><text:span text:style-name="MT1">Peralta</text:span><text:span text:style-name="MT2"> </text:span><text:span text:style-name="MT1">Macías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GRAMACIÓN EN LENGUAJES ESTRUCTURADOS</dc:title>
    <meta:initial-creator>PEDRO</meta:initial-creator>
    <meta:creation-date>2003-10-31T18:29:00</meta:creation-date>
    <dc:date>2014-12-09T10:30:23.265000000</dc:date>
    <meta:print-date>2014-01-20T13:16:48.75</meta:print-date>
    <meta:editing-cycles>59</meta:editing-cycles>
    <meta:editing-duration>PT4H38M48S</meta:editing-duration>
    <meta:generator>LibreOffice/4.2.4.2$Windows_x86 LibreOffice_project/63150712c6d317d27ce2db16eb94c2f3d7b699f8</meta:generator>
    <meta:document-statistic meta:table-count="0" meta:image-count="0" meta:object-count="0" meta:page-count="1" meta:paragraph-count="26" meta:word-count="425" meta:character-count="2664" meta:non-whitespace-character-count="2240"/>
    <meta:user-defined meta:name="Información 1"/>
    <meta:user-defined meta:name="Información 2"/>
    <meta:user-defined meta:name="Información 3"/>
    <meta:user-defined meta:name="Información 4"/>
  </office:meta>
</office:document-meta>
</file>